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7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  <style:text-properties style:text-position="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4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5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5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52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53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</style:style>
    <style:style style:name="ce5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fo:padding="0.071cm" style:rotation-align="none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3" table:default-cell-style-name="ce21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4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4"/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4"/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6" table:default-cell-style-name="ce21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7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8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ce21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1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/>
          <table:table-cell table:style-name="ce38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5"/>
        </table:table-row>
        <table:table-row table:style-name="ro2">
          <table:table-cell table:style-name="ce37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 table:style-name="ce55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 table:number-columns-repeated="3"/>
        </table:table-row>
        <table:table-row table:style-name="ro2"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 table:style-name="ce55"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 table:number-columns-repeated="3"/>
        </table:table-row>
        <table:table-row table:style-name="ro2"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A</text:p>
          </table:table-cell>
          <table:covered-table-cell table:style-name="ce41"/>
          <table:table-cell table:style-name="ce55"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B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C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D</text:p>
          </table:table-cell>
          <table:covered-table-cell table:style-name="ce41"/>
          <table:table-cell table:number-columns-repeated="2"/>
          <table:table-cell office:value-type="string">
            <text:p>FIM</text:p>
          </table:table-cell>
        </table:table-row>
        <table:table-row table:style-name="ro2">
          <table:table-cell/>
          <table:table-cell table:style-name="ce40"/>
          <table:table-cell table:style-name="ce46" table:number-columns-repeated="2"/>
          <table:table-cell table:style-name="ce55"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 table:number-columns-repeated="3"/>
        </table:table-row>
        <table:table-row table:style-name="ro1"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 table:style-name="ce56"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style-name="ce57"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style-name="ce57"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 table:style-name="ce57"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7"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 table:style-name="ce57"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 table:style-name="ce57"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/>
          <table:table-cell table:style-name="ce52"/>
          <table:table-cell table:style-name="ce54"/>
          <table:table-cell table:style-name="ce57"/>
          <table:table-cell table:style-name="ce43"/>
          <table:table-cell table:style-name="ce52"/>
          <table:table-cell table:style-name="ce54"/>
          <table:table-cell/>
          <table:table-cell table:style-name="ce43"/>
          <table:table-cell table:style-name="ce52"/>
          <table:table-cell table:style-name="ce54"/>
          <table:table-cell/>
          <table:table-cell table:style-name="ce43"/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 table:style-name="ce57"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 table:number-columns-repeated="3"/>
        </table:table-row>
        <table:table-row table:style-name="ro1">
          <table:table-cell/>
          <table:table-cell table:style-name="ce42" office:value-type="string">
            <text:p>A.D. 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 table:style-name="ce42"/>
          <table:table-cell table:style-name="ce57"/>
          <table:table-cell table:style-name="ce42" office:value-type="string">
            <text:p>A.D. 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 table:style-name="ce42"/>
          <table:table-cell/>
          <table:table-cell table:style-name="ce42" office:value-type="string">
            <text:p>A.D. 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 table:style-name="ce42"/>
          <table:table-cell/>
          <table:table-cell table:style-name="ce42" office:value-type="string">
            <text:p>A.D. 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 table:style-name="ce42"/>
          <table:table-cell table:number-columns-repeated="3"/>
        </table:table-row>
        <table:table-row table:style-name="ro1"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 table:style-name="ce58"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 table:number-columns-repeated="3"/>
        </table:table-row>
        <table:table-row table:style-name="ro1">
          <table:table-cell/>
          <table:covered-table-cell table:number-columns-repeated="3" table:style-name="ce45"/>
          <table:table-cell table:style-name="ce58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/>
          <table:covered-table-cell table:number-columns-repeated="3" table:style-name="ce45"/>
          <table:table-cell table:style-name="ce58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 table:number-columns-repeated="3"/>
        </table:table-row>
        <table:table-row table:style-name="ro2" table:number-rows-repeated="1048509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6-01T07:34:22</dc:date>
    <meta:editing-duration>PT42M31S</meta:editing-duration>
    <meta:editing-cycles>15</meta:editing-cycles>
    <meta:generator>LibreOffice/3.5$Linux_x86 LibreOffice_project/350m1$Build-2</meta:generator>
    <meta:document-statistic meta:table-count="4" meta:cell-count="1249" meta:object-count="0"/>
  </office:meta>
</office:document-meta>
</file>